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4.8327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8.3709in"/>
    </style:style>
    <style:style style:name="co8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yer Tabl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Hit Dic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Player Lev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B1</text:p>
          </table:table-cell>
          <table:table-cell office:value-type="string" calcext:value-type="string">
            <text:p>BAB2</text:p>
          </table:table-cell>
          <table:table-cell office:value-type="string" calcext:value-type="string">
            <text:p>BAB3</text:p>
          </table:table-cell>
          <table:table-cell office:value-type="string" calcext:value-type="string">
            <text:p>Save1</text:p>
          </table:table-cell>
          <table:table-cell office:value-type="string" calcext:value-type="string">
            <text:p>Save2</text:p>
          </table:table-cell>
          <table:table-cell office:value-type="string" calcext:value-type="string">
            <text:p>Fea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d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4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d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4]/4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d1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D5]/4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d8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formula="of:=[.D6]/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d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D7]/4" office:value-type="float" office:value="1.25" calcext:value-type="float">
            <text:p>1.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d8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formula="of:=[.D8]/4" office:value-type="float" office:value="1.5" calcext:value-type="float">
            <text:p>1.5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d8</text:p>
          </table:table-cell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table:formula="of:=[.D9]/4" office:value-type="float" office:value="1.75" calcext:value-type="float">
            <text:p>1.7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d6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formula="of:=[.D10]/4" office:value-type="float" office:value="2" calcext:value-type="float">
            <text:p>2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d6</text:p>
          </table:table-cell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table:formula="of:=[.D11]/4" office:value-type="float" office:value="2.25" calcext:value-type="float">
            <text:p>2.25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d4</text:p>
          </table:table-cell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  <table:table-cell table:formula="of:=[.D12]/4" office:value-type="float" office:value="2.5" calcext:value-type="float">
            <text:p>2.5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rcerer</text:p>
          </table:table-cell>
          <table:table-cell office:value-type="string" calcext:value-type="string">
            <text:p>d4</text:p>
          </table:table-cell>
          <table:table-cell office:value-type="float" office:value="55000" calcext:value-type="float">
            <text:p>55000</text:p>
          </table:table-cell>
          <table:table-cell office:value-type="float" office:value="11" calcext:value-type="float">
            <text:p>11</text:p>
          </table:table-cell>
          <table:table-cell table:formula="of:=[.D13]/4" office:value-type="float" office:value="2.75" calcext:value-type="float">
            <text:p>2.7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12" calcext:value-type="float">
            <text:p>12</text:p>
          </table:table-cell>
          <table:table-cell table:formula="of:=[.D14]/4" office:value-type="float" office:value="3" calcext:value-type="float">
            <text:p>3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78000" calcext:value-type="float">
            <text:p>78000</text:p>
          </table:table-cell>
          <table:table-cell office:value-type="float" office:value="13" calcext:value-type="float">
            <text:p>13</text:p>
          </table:table-cell>
          <table:table-cell table:formula="of:=[.D15]/4" office:value-type="float" office:value="3.25" calcext:value-type="float">
            <text:p>3.25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14" calcext:value-type="float">
            <text:p>14</text:p>
          </table:table-cell>
          <table:table-cell table:formula="of:=[.D16]/4" office:value-type="float" office:value="3.5" calcext:value-type="float">
            <text:p>3.5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15" calcext:value-type="float">
            <text:p>15</text:p>
          </table:table-cell>
          <table:table-cell table:formula="of:=[.D17]/4" office:value-type="float" office:value="3.75" calcext:value-type="float">
            <text:p>3.7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formula="of:=[.D18]/4" office:value-type="float" office:value="4" calcext:value-type="float">
            <text:p>4</text:p>
          </table:table-cell>
          <table:table-cell table:style-name="ce2" office:value-type="string" calcext:value-type="string">
            <text:p>16/11/6/1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36000" calcext:value-type="float">
            <text:p>136000</text:p>
          </table:table-cell>
          <table:table-cell office:value-type="float" office:value="17" calcext:value-type="float">
            <text:p>17</text:p>
          </table:table-cell>
          <table:table-cell table:formula="of:=[.D19]/4" office:value-type="float" office:value="4.25" calcext:value-type="float">
            <text:p>4.25</text:p>
          </table:table-cell>
          <table:table-cell table:style-name="ce2" office:value-type="string" calcext:value-type="string">
            <text:p>17/12/7/2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3000" calcext:value-type="float">
            <text:p>153000</text:p>
          </table:table-cell>
          <table:table-cell office:value-type="float" office:value="18" calcext:value-type="float">
            <text:p>18</text:p>
          </table:table-cell>
          <table:table-cell table:formula="of:=[.D20]/4" office:value-type="float" office:value="4.5" calcext:value-type="float">
            <text:p>4.5</text:p>
          </table:table-cell>
          <table:table-cell table:style-name="ce2" office:value-type="string" calcext:value-type="string">
            <text:p>18/13/8/3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1000" calcext:value-type="float">
            <text:p>171000</text:p>
          </table:table-cell>
          <table:table-cell office:value-type="float" office:value="19" calcext:value-type="float">
            <text:p>19</text:p>
          </table:table-cell>
          <table:table-cell table:formula="of:=[.D21]/4" office:value-type="float" office:value="4.75" calcext:value-type="float">
            <text:p>4.75</text:p>
          </table:table-cell>
          <table:table-cell table:style-name="ce2" office:value-type="string" calcext:value-type="string">
            <text:p>19/14/9/4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20" calcext:value-type="float">
            <text:p>20</text:p>
          </table:table-cell>
          <table:table-cell table:formula="of:=[.D22]/4" office:value-type="float" office:value="5" calcext:value-type="float">
            <text:p>5</text:p>
          </table:table-cell>
          <table:table-cell table:style-name="ce2" office:value-type="string" calcext:value-type="string">
            <text:p>20/15/10/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0/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P</text:p>
          </table:table-cell>
          <table:table-cell table:style-name="ce5" office:value-type="string" calcext:value-type="string" table:number-columns-spanned="10" table:number-rows-spanned="1">
            <text:p>Spell Level</text:p>
          </table:table-cell>
          <table:covered-table-cell table:number-columns-repeated="9" table:style-name="ce5"/>
          <table:table-cell table:number-columns-repeated="3"/>
          <table:table-cell table:style-name="Default"/>
          <table:table-cell table:number-columns-repeated="16369"/>
        </table:table-row>
        <table:table-row table:style-name="ro1">
          <table:table-cell table:style-name="ce4" office:value-type="string" calcext:value-type="string">
            <text:p>Player Lev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Totals</text:p>
          </table:table-cell>
          <table:table-cell office:value-type="string" calcext:value-type="string">
            <text:p>Base MP per Level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formula="of:=SUM([.B26:.K26]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formula="of:=SUM([.B27:.K27])" office:value-type="float" office:value="10" calcext:value-type="float">
            <text:p>10</text:p>
          </table:table-cell>
          <table:table-cell table:formula="of:=[.M26]+[.M27]" office:value-type="float" office:value="18" calcext:value-type="float">
            <text:p>1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formula="of:=SUM([.B28:.K28])" office:value-type="float" office:value="11" calcext:value-type="float">
            <text:p>11</text:p>
          </table:table-cell>
          <table:table-cell table:formula="of:=[.N27]+[.M28]" office:value-type="float" office:value="29" calcext:value-type="float">
            <text:p>29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formula="of:=SUM([.B29:.K29])" office:value-type="float" office:value="15" calcext:value-type="float">
            <text:p>15</text:p>
          </table:table-cell>
          <table:table-cell table:formula="of:=[.N28]+[.M29]" office:value-type="float" office:value="44" calcext:value-type="float">
            <text:p>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formula="of:=SUM([.B30:.K30])" office:value-type="float" office:value="16" calcext:value-type="float">
            <text:p>16</text:p>
          </table:table-cell>
          <table:table-cell table:formula="of:=[.N29]+[.M30]" office:value-type="float" office:value="60" calcext:value-type="float">
            <text:p>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formula="of:=SUM([.B31:.K31])" office:value-type="float" office:value="20" calcext:value-type="float">
            <text:p>20</text:p>
          </table:table-cell>
          <table:table-cell table:formula="of:=[.N30]+[.M31]" office:value-type="float" office:value="80" calcext:value-type="float">
            <text:p>8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formula="of:=SUM([.B32:.K32])" office:value-type="float" office:value="22" calcext:value-type="float">
            <text:p>22</text:p>
          </table:table-cell>
          <table:table-cell table:formula="of:=[.N31]+[.M32]" office:value-type="float" office:value="102" calcext:value-type="float">
            <text:p>10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formula="of:=SUM([.B33:.K33])" office:value-type="float" office:value="26" calcext:value-type="float">
            <text:p>26</text:p>
          </table:table-cell>
          <table:table-cell table:formula="of:=[.N32]+[.M33]" office:value-type="float" office:value="128" calcext:value-type="float">
            <text:p>12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formula="of:=SUM([.B34:.K34])" office:value-type="float" office:value="28" calcext:value-type="float">
            <text:p>28</text:p>
          </table:table-cell>
          <table:table-cell table:formula="of:=[.N33]+[.M34]" office:value-type="float" office:value="156" calcext:value-type="float">
            <text:p>15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formula="of:=SUM([.B35:.K35])" office:value-type="float" office:value="32" calcext:value-type="float">
            <text:p>32</text:p>
          </table:table-cell>
          <table:table-cell table:formula="of:=[.N34]+[.M35]" office:value-type="float" office:value="188" calcext:value-type="float">
            <text:p>18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formula="of:=SUM([.B36:.K36])" office:value-type="float" office:value="34" calcext:value-type="float">
            <text:p>34</text:p>
          </table:table-cell>
          <table:table-cell table:formula="of:=[.N35]+[.M36]" office:value-type="float" office:value="222" calcext:value-type="float">
            <text:p>22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SUM([.B37:.K37])" office:value-type="float" office:value="38" calcext:value-type="float">
            <text:p>38</text:p>
          </table:table-cell>
          <table:table-cell table:formula="of:=[.N36]+[.M37]" office:value-type="float" office:value="260" calcext:value-type="float">
            <text:p>2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formula="of:=SUM([.B38:.K38])" office:value-type="float" office:value="40" calcext:value-type="float">
            <text:p>40</text:p>
          </table:table-cell>
          <table:table-cell table:formula="of:=[.N37]+[.M38]" office:value-type="float" office:value="300" calcext:value-type="float">
            <text:p>30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SUM([.B39:.K39])" office:value-type="float" office:value="44" calcext:value-type="float">
            <text:p>44</text:p>
          </table:table-cell>
          <table:table-cell table:formula="of:=[.N38]+[.M39]" office:value-type="float" office:value="344" calcext:value-type="float">
            <text:p>3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SUM([.B40:.K40])" office:value-type="float" office:value="46" calcext:value-type="float">
            <text:p>46</text:p>
          </table:table-cell>
          <table:table-cell table:formula="of:=[.N39]+[.M40]" office:value-type="float" office:value="390" calcext:value-type="float">
            <text:p>39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SUM([.B41:.K41])" office:value-type="float" office:value="50" calcext:value-type="float">
            <text:p>50</text:p>
          </table:table-cell>
          <table:table-cell table:formula="of:=[.N40]+[.M41]" office:value-type="float" office:value="440" calcext:value-type="float">
            <text:p>44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SUM([.B42:.K42])" office:value-type="float" office:value="52" calcext:value-type="float">
            <text:p>52</text:p>
          </table:table-cell>
          <table:table-cell table:formula="of:=[.N41]+[.M42]" office:value-type="float" office:value="492" calcext:value-type="float">
            <text:p>49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SUM([.B43:.K43])" office:value-type="float" office:value="56" calcext:value-type="float">
            <text:p>56</text:p>
          </table:table-cell>
          <table:table-cell table:formula="of:=[.N42]+[.M43]" office:value-type="float" office:value="548" calcext:value-type="float">
            <text:p>54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SUM([.B44:.K44])" office:value-type="float" office:value="58" calcext:value-type="float">
            <text:p>58</text:p>
          </table:table-cell>
          <table:table-cell table:formula="of:=[.N43]+[.M44]" office:value-type="float" office:value="606" calcext:value-type="float">
            <text:p>60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Default"/>
          <table:table-cell table:formula="of:=SUM([.B45:.K45])" office:value-type="float" office:value="60" calcext:value-type="float">
            <text:p>60</text:p>
          </table:table-cell>
          <table:table-cell table:formula="of:=[.N44]+[.M45]" office:value-type="float" office:value="666" calcext:value-type="float">
            <text:p>666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637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rcerer Spell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ing Hands</text:p>
          </table:table-cell>
          <table:table-cell office:value-type="string" calcext:value-type="string">
            <text:p>1d4/level</text:p>
          </table:table-cell>
          <table:table-cell office:value-type="string" calcext:value-type="string">
            <text:p>5d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ing Grasp</text:p>
          </table:table-cell>
          <table:table-cell office:value-type="string" calcext:value-type="string">
            <text:p>1d6/level</text:p>
          </table:table-cell>
          <table:table-cell office:value-type="string" calcext:value-type="string">
            <text:p>5d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+4 to AC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eep</text:p>
          </table:table-cell>
          <table:table-cell office:value-type="string" calcext:value-type="string">
            <text:p>25% chance up to char level 12.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corching Ray</text:p>
          </table:table-cell>
          <table:table-cell office:value-type="string" calcext:value-type="string">
            <text:p>4d6 / ray 1 ray every 4 levels</text:p>
          </table:table-cell>
          <table:table-cell office:value-type="string" calcext:value-type="string">
            <text:p>3 rays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Fox Cunning</text:p>
          </table:table-cell>
          <table:table-cell office:value-type="string" calcext:value-type="string">
            <text:p>+4 to int for 1 r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lur (25%)</text:p>
          </table:table-cell>
          <table:table-cell office:value-type="string" calcext:value-type="string">
            <text:p>Enemy has 25% chance to miss on atk 3 round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aming Sphere</text:p>
          </table:table-cell>
          <table:table-cell office:value-type="string" calcext:value-type="string">
            <text:p>2d6 and 25% chance to cause Poison status Poisons stack 1 rd /level</text:p>
          </table:table-cell>
          <table:table-cell office:value-type="string" calcext:value-type="string">
            <text:p>2d6 + 10% max HP 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cus2</text:p>
          </table:table-cell>
          <table:table-cell office:value-type="string" calcext:value-type="string">
            <text:p>Mage Armor + Shield</text:p>
          </table:table-cell>
          <table:table-cell office:value-type="string" calcext:value-type="string">
            <text:p>+8 to AC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ning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old Person</text:p>
          </table:table-cell>
          <table:table-cell office:value-type="string" calcext:value-type="string">
            <text:p>lose turn 3 rou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2</text:p>
          </table:table-cell>
          <table:table-cell office:value-type="string" calcext:value-type="string">
            <text:p>Flaming Sphere +</text:p>
          </table:table-cell>
          <table:table-cell office:value-type="string" calcext:value-type="string">
            <text:p>4d6 and 50&amp; chance to cause poison status Poisons stack 1rd/2levels</text:p>
          </table:table-cell>
          <table:table-cell office:value-type="string" calcext:value-type="string">
            <text:p>4d6 + 10% max hp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zard2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5d6 + 1d6/2levels all enemies</text:p>
          </table:table-cell>
          <table:table-cell office:value-type="string" calcext:value-type="string">
            <text:p>15d6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aste</text:p>
          </table:table-cell>
          <table:table-cell office:value-type="string" calcext:value-type="string">
            <text:p>Extra Action on turn +1 to AC +1 to ref saves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eep2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50% chance up to char level 2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Cone of cold +</text:p>
          </table:table-cell>
          <table:table-cell office:value-type="string" calcext:value-type="string">
            <text:p>5d6 + 1d6/level all enemies</text:p>
          </table:table-cell>
          <table:table-cell office:value-type="string" calcext:value-type="string">
            <text:p>25d6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link</text:p>
          </table:table-cell>
          <table:table-cell office:value-type="string" calcext:value-type="string">
            <text:p>attack have 50% miss chance take half dmg from all enemy spells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instant kill 25% chance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Cant Cast Spells</text:p>
          </table:table-cell>
          <table:table-cell office:value-type="string" calcext:value-type="string">
            <text:p>cant cast spells for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ghtning3</text:p>
          </table:table-cell>
          <table:table-cell office:value-type="string" calcext:value-type="string">
            <text:p>chain lightning</text:p>
          </table:table-cell>
          <table:table-cell office:value-type="string" calcext:value-type="string">
            <text:p>6d6 per bolt 1 bolt/4 levels</text:p>
          </table:table-cell>
          <table:table-cell office:value-type="string" calcext:value-type="string">
            <text:p>30d6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ep3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75% chance up to char level 50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24d6 earth damage all enemies enemies knocked down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on3</text:p>
          </table:table-cell>
          <table:table-cell office:value-type="string" calcext:value-type="string">
            <text:p>Flaming Sphere ++</text:p>
          </table:table-cell>
          <table:table-cell office:value-type="string" calcext:value-type="string">
            <text:p>8d6 and 50&amp; chance to cause poison status Poisons stack 1rd/2leve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izzard3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cold damage 24d6 all enemies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ver Channel</text:p>
          </table:table-cell>
          <table:table-cell office:value-type="string" calcext:value-type="string">
            <text:p>make attack spells do 50% more damag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Transmute to Stone</text:p>
          </table:table-cell>
          <table:table-cell office:value-type="string" calcext:value-type="string">
            <text:p>25% chance up to char level 12.5% chance up to 2 levels higher</text:p>
          </table:table-cell>
          <table:table-cell office:value-type="string" calcext:value-type="string">
            <text:p>Turn to Ston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Meteor Swarm +</text:p>
          </table:table-cell>
          <table:table-cell office:value-type="string" calcext:value-type="string">
            <text:p>non elemental damage 40d6</text:p>
          </table:table-cell>
          <table:table-cell office:value-type="string" calcext:value-type="string">
            <text:p>40d6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ose turn 1 round/ char level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instant kill 50% chance up to char level 25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instant kill 75% chance up to char level 50% chance up to 2 levels higher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est Spell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H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Inflict light wounds</text:p>
          </table:table-cell>
          <table:table-cell office:value-type="string" calcext:value-type="string">
            <text:p>d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tection from</text:p>
          </table:table-cell>
          <table:table-cell office:value-type="string" calcext:value-type="string">
            <text:p>+2 to AC and save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Disrupting Weapon</text:p>
          </table:table-cell>
          <table:table-cell office:value-type="string" calcext:value-type="string">
            <text:p>Weapon deals double damage to undea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Shock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take half damage from lightning dmg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Blin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removes blind statu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ulls Strength</text:p>
          </table:table-cell>
          <table:table-cell office:value-type="string" calcext:value-type="string">
            <text:p>+4 to str for 1 rou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owls wisdom</text:p>
          </table:table-cell>
          <table:table-cell office:value-type="string" calcext:value-type="string">
            <text:p>+4 to wis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Blaze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take half damage from fire dmg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e2</text:p>
          </table:table-cell>
          <table:table-cell office:value-type="string" calcext:value-type="string">
            <text:p>Cure Moderate Wounds</text:p>
          </table:table-cell>
          <table:table-cell office:value-type="string" calcext:value-type="string">
            <text:p>heals 2d8 +1/level max 10</text:p>
          </table:table-cell>
          <table:table-cell office:value-type="string" calcext:value-type="string">
            <text:p>2d8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m2</text:p>
          </table:table-cell>
          <table:table-cell office:value-type="string" calcext:value-type="string">
            <text:p>Inflict Moderate Wounds</text:p>
          </table:table-cell>
          <table:table-cell office:value-type="string" calcext:value-type="string">
            <text:p>deals 2d8 + 1/level max 10</text:p>
          </table:table-cell>
          <table:table-cell office:value-type="string" calcext:value-type="string">
            <text:p>2d8 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estow Curse</text:p>
          </table:table-cell>
          <table:table-cell office:value-type="string" calcext:value-type="string">
            <text:p>-4 to atacks save and checks 50% chance to lose ac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lFrost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take half damage from cold dmg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tidote</text:p>
          </table:table-cell>
          <table:table-cell office:value-type="string" calcext:value-type="string">
            <text:p>removes poison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aring Light</text:p>
          </table:table-cell>
          <table:table-cell office:value-type="string" calcext:value-type="string">
            <text:p>1d8 / 2 level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vine Power</text:p>
          </table:table-cell>
          <table:table-cell office:value-type="string" calcext:value-type="string">
            <text:p>+6 to str and +2=1/level to h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e3</text:p>
          </table:table-cell>
          <table:table-cell office:value-type="string" calcext:value-type="string">
            <text:p>Cure Serios Wounds</text:p>
          </table:table-cell>
          <table:table-cell office:value-type="string" calcext:value-type="string">
            <text:p>heal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m3</text:p>
          </table:table-cell>
          <table:table-cell office:value-type="string" calcext:value-type="string">
            <text:p>Inflict Serious Wounds</text:p>
          </table:table-cell>
          <table:table-cell office:value-type="string" calcext:value-type="string">
            <text:p>inflict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1d6 / level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ttacks from enemies have a 50% chance to mis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Leomonds Tiny Hut</text:p>
          </table:table-cell>
          <table:table-cell office:value-type="string" calcext:value-type="string">
            <text:p>cant be used in battle. Creates an impenetrable hut where you can rest. Restores hp and mp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t2</text:p>
          </table:table-cell>
          <table:table-cell office:value-type="string" calcext:value-type="string">
            <text:p>Protection from +</text:p>
          </table:table-cell>
          <table:table-cell office:value-type="string" calcext:value-type="string">
            <text:p>+4 to ac and saves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 Barrier</text:p>
          </table:table-cell>
          <table:table-cell office:value-type="string" calcext:value-type="string">
            <text:p>swirling blades surround you dealing 1d6/level to attacking creatures lasts 1 round / 4 level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eas</text:p>
          </table:table-cell>
          <table:table-cell office:value-type="string" calcext:value-type="string">
            <text:p>Gaeas / Quest</text:p>
          </table:table-cell>
          <table:table-cell office:value-type="string" calcext:value-type="string">
            <text:p>Prevents creature from attacking for 1 round / 4 levels will save to miss atk every rou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e4</text:p>
          </table:table-cell>
          <table:table-cell office:value-type="string" calcext:value-type="string">
            <text:p>Cure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m4</text:p>
          </table:table-cell>
          <table:table-cell office:value-type="string" calcext:value-type="string">
            <text:p>inflict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ly Word</text:p>
          </table:table-cell>
          <table:table-cell office:value-type="string" calcext:value-type="string">
            <text:p>equal to char level = deafened, -1 char level = silenced and blinded, -5 char level silenced blinded stopped, -10 char level death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lDeath</text:p>
          </table:table-cell>
          <table:table-cell office:value-type="string" calcext:value-type="string">
            <text:p>Death Ward</text:p>
          </table:table-cell>
          <table:table-cell office:value-type="string" calcext:value-type="string">
            <text:p>grants immunity to instant death spel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inflict critcal wounds mass</text:p>
          </table:table-cell>
          <table:table-cell office:value-type="string" calcext:value-type="string">
            <text:p>4d8 + 1d8 / 3 levels all enemie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lllAll</text:p>
          </table:table-cell>
          <table:table-cell office:value-type="string" calcext:value-type="string">
            <text:p>resist all</text:p>
          </table:table-cell>
          <table:table-cell office:value-type="string" calcext:value-type="string">
            <text:p>half damage from lightning, cold, fire, and poison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enemy gains 2d4 negative levels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up to character level 75% chance instant kill, up to 2 levels higher 50 % chance, 3 levels or more higher 25% chance.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cerer Spells'.A41:'Sorcerer Spells'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1:40:40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04:33:35.050000000</meta:creation-date>
    <dc:date>2026-03-29T17:33:05.553000000</dc:date>
    <meta:editing-duration>P2DT23H24M57S</meta:editing-duration>
    <meta:editing-cycles>7</meta:editing-cycles>
    <meta:generator>LibreOffice/24.2.2.2$Windows_X86_64 LibreOffice_project/d56cc158d8a96260b836f100ef4b4ef25d6f1a01</meta:generator>
    <meta:document-statistic meta:table-count="3" meta:cell-count="708" meta:object-count="0"/>
  </office:meta>
</office:document-meta>
</file>